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910.54pt" svg:height="1122.63pt" svg:x="294.75pt" svg:y="263.51pt">
            <draw:object draw:notify-on-update-of-ranges="data.B79:data.B89 data.A2:data.A2 data.C2:data.C12 data.A13:data.A13 data.C13:data.C23 data.A24:data.A24 data.C24:data.C34 data.A35:data.A35 data.C35:data.C45 data.A46:data.A46 data.C46:data.C56 data.A57:data.A57 data.C57:data.C67 data.A68:data.A68 data.C68:data.C78 data.A79:data.A79 data.C79:data.C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bytes per write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1" calcext:value-type="float">
            <text:p>1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4" calcext:value-type="float">
            <text:p>4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8" calcext:value-type="float">
            <text:p>8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16" calcext:value-type="float">
            <text:p>1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32" calcext:value-type="float">
            <text:p>3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64" calcext:value-type="float">
            <text:p>6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128" calcext:value-type="float">
            <text:p>1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256" calcext:value-type="float">
            <text:p>25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512" calcext:value-type="float">
            <text:p>51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1024" calcext:value-type="float">
            <text:p>102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1" calcext:value-type="float">
            <text:p>1</text:p>
          </table:table-cell>
          <table:table-cell office:value-type="float" office:value="3.003" calcext:value-type="float">
            <text:p>3.003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2" calcext:value-type="float">
            <text:p>2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4" calcext:value-type="float">
            <text:p>4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8" calcext:value-type="float">
            <text:p>8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16" calcext:value-type="float">
            <text:p>16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64" calcext:value-type="float">
            <text:p>6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128" calcext:value-type="float">
            <text:p>12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256" calcext:value-type="float">
            <text:p>25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512" calcext:value-type="float">
            <text:p>5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1024" calcext:value-type="float">
            <text:p>102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1" calcext:value-type="float">
            <text:p>1</text:p>
          </table:table-cell>
          <table:table-cell office:value-type="float" office:value="5.985" calcext:value-type="float">
            <text:p>5.985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2" calcext:value-type="float">
            <text:p>2</text:p>
          </table:table-cell>
          <table:table-cell office:value-type="float" office:value="2.988" calcext:value-type="float">
            <text:p>2.988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4" calcext:value-type="float">
            <text:p>4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8" calcext:value-type="float">
            <text:p>8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16" calcext:value-type="float">
            <text:p>16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32" calcext:value-type="float">
            <text:p>32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64" calcext:value-type="float">
            <text:p>6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128" calcext:value-type="float">
            <text:p>12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256" calcext:value-type="float">
            <text:p>25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512" calcext:value-type="float">
            <text:p>51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1024" calcext:value-type="float">
            <text:p>102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1" calcext:value-type="float">
            <text:p>1</text:p>
          </table:table-cell>
          <table:table-cell office:value-type="float" office:value="11.954" calcext:value-type="float">
            <text:p>11.954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2" calcext:value-type="float">
            <text:p>2</text:p>
          </table:table-cell>
          <table:table-cell office:value-type="float" office:value="6.175" calcext:value-type="float">
            <text:p>6.175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4" calcext:value-type="float">
            <text:p>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8" calcext:value-type="float">
            <text:p>8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16" calcext:value-type="float">
            <text:p>16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32" calcext:value-type="float">
            <text:p>32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64" calcext:value-type="float">
            <text:p>64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128" calcext:value-type="float">
            <text:p>128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256" calcext:value-type="float">
            <text:p>25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512" calcext:value-type="float">
            <text:p>51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1024" calcext:value-type="float">
            <text:p>102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1" calcext:value-type="float">
            <text:p>1</text:p>
          </table:table-cell>
          <table:table-cell office:value-type="float" office:value="24.244" calcext:value-type="float">
            <text:p>24.244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2" calcext:value-type="float">
            <text:p>2</text:p>
          </table:table-cell>
          <table:table-cell office:value-type="float" office:value="12.402" calcext:value-type="float">
            <text:p>12.402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4" calcext:value-type="float">
            <text:p>4</text:p>
          </table:table-cell>
          <table:table-cell office:value-type="float" office:value="6.029" calcext:value-type="float">
            <text:p>6.029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8" calcext:value-type="float">
            <text:p>8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16" calcext:value-type="float">
            <text:p>16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32" calcext:value-type="float">
            <text:p>32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64" calcext:value-type="float">
            <text:p>64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128" calcext:value-type="float">
            <text:p>128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256" calcext:value-type="float">
            <text:p>256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512" calcext:value-type="float">
            <text:p>512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1024" calcext:value-type="float">
            <text:p>102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1" calcext:value-type="float">
            <text:p>1</text:p>
          </table:table-cell>
          <table:table-cell office:value-type="float" office:value="49.015" calcext:value-type="float">
            <text:p>49.015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2" calcext:value-type="float">
            <text:p>2</text:p>
          </table:table-cell>
          <table:table-cell office:value-type="float" office:value="24.285" calcext:value-type="float">
            <text:p>24.285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4" calcext:value-type="float">
            <text:p>4</text:p>
          </table:table-cell>
          <table:table-cell office:value-type="float" office:value="12.587" calcext:value-type="float">
            <text:p>12.587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8" calcext:value-type="float">
            <text:p>8</text:p>
          </table:table-cell>
          <table:table-cell office:value-type="float" office:value="6.223" calcext:value-type="float">
            <text:p>6.223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16" calcext:value-type="float">
            <text:p>16</text:p>
          </table:table-cell>
          <table:table-cell office:value-type="float" office:value="3.068" calcext:value-type="float">
            <text:p>3.068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32" calcext:value-type="float">
            <text:p>3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64" calcext:value-type="float">
            <text:p>6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128" calcext:value-type="float">
            <text:p>128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256" calcext:value-type="float">
            <text:p>256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512" calcext:value-type="float">
            <text:p>512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1024" calcext:value-type="float">
            <text:p>102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1" calcext:value-type="float">
            <text:p>1</text:p>
          </table:table-cell>
          <table:table-cell office:value-type="float" office:value="97.821" calcext:value-type="float">
            <text:p>97.821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2" calcext:value-type="float">
            <text:p>2</text:p>
          </table:table-cell>
          <table:table-cell office:value-type="float" office:value="48.675" calcext:value-type="float">
            <text:p>48.675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4" calcext:value-type="float">
            <text:p>4</text:p>
          </table:table-cell>
          <table:table-cell office:value-type="float" office:value="24.727" calcext:value-type="float">
            <text:p>24.727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8" calcext:value-type="float">
            <text:p>8</text:p>
          </table:table-cell>
          <table:table-cell office:value-type="float" office:value="12.399" calcext:value-type="float">
            <text:p>12.399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16" calcext:value-type="float">
            <text:p>16</text:p>
          </table:table-cell>
          <table:table-cell office:value-type="float" office:value="6.138" calcext:value-type="float">
            <text:p>6.138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32" calcext:value-type="float">
            <text:p>3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64" calcext:value-type="float">
            <text:p>64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128" calcext:value-type="float">
            <text:p>128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256" calcext:value-type="float">
            <text:p>256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512" calcext:value-type="float">
            <text:p>512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64 MB</text:p>
          </table:table-cell>
          <table:table-cell office:value-type="float" office:value="1024" calcext:value-type="float">
            <text:p>1024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1" calcext:value-type="float">
            <text:p>1</text:p>
          </table:table-cell>
          <table:table-cell office:value-type="float" office:value="194.266" calcext:value-type="float">
            <text:p>194.266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2" calcext:value-type="float">
            <text:p>2</text:p>
          </table:table-cell>
          <table:table-cell office:value-type="float" office:value="97.187" calcext:value-type="float">
            <text:p>97.187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4" calcext:value-type="float">
            <text:p>4</text:p>
          </table:table-cell>
          <table:table-cell office:value-type="float" office:value="49.411" calcext:value-type="float">
            <text:p>49.411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8" calcext:value-type="float">
            <text:p>8</text:p>
          </table:table-cell>
          <table:table-cell office:value-type="float" office:value="24.479" calcext:value-type="float">
            <text:p>24.479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16" calcext:value-type="float">
            <text:p>16</text:p>
          </table:table-cell>
          <table:table-cell office:value-type="float" office:value="12.452" calcext:value-type="float">
            <text:p>12.452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32" calcext:value-type="float">
            <text:p>32</text:p>
          </table:table-cell>
          <table:table-cell office:value-type="float" office:value="6.262" calcext:value-type="float">
            <text:p>6.262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64" calcext:value-type="float">
            <text:p>64</text:p>
          </table:table-cell>
          <table:table-cell office:value-type="float" office:value="3.079" calcext:value-type="float">
            <text:p>3.079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128" calcext:value-type="float">
            <text:p>128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256" calcext:value-type="float">
            <text:p>256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512" calcext:value-type="float">
            <text:p>512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128 MB</text:p>
          </table:table-cell>
          <table:table-cell office:value-type="float" office:value="1024" calcext:value-type="float">
            <text:p>1024</text:p>
          </table:table-cell>
          <table:table-cell office:value-type="float" office:value="0.245" calcext:value-type="float">
            <text:p>0.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01:14:30.707538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05:56:13.791199849</dc:date>
    <meta:editing-duration>PT5H15M39S</meta:editing-duration>
    <meta:editing-cycles>3</meta:editing-cycles>
    <meta:generator>LibreOffice/6.1.4.2$Linux_X86_64 LibreOffice_project/10$Build-2</meta:generator>
    <meta:document-statistic meta:table-count="1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23cm" svg:height="39.605cm" xlink:href=".." xlink:type="simple" chart:class="chart:line" chart:style-name="ch1">
        <chart:title svg:x="12.203cm" svg:y="0.927cm" chart:style-name="ch2">
          <text:p>File Copy Transfer Speeds</text:p>
        </chart:title>
        <chart:subtitle svg:x="13.848cm" svg:y="2.816cm" chart:style-name="ch3">
          <text:p>( Legend shows filesize )</text:p>
        </chart:subtitle>
        <chart:legend chart:legend-position="end" svg:x="29.588cm" svg:y="17.76cm" style:legend-expansion="high" chart:style-name="ch4"/>
        <chart:plot-area chart:style-name="ch5" table:cell-range-address="data.B79:data.C89 data.A2:data.A2 data.C2:data.C78 data.A13:data.A13 data.A24:data.A24 data.A35:data.A35 data.A46:data.A46 data.A57:data.A57 data.A68:data.A68 data.A79:data.A79" chart:data-source-has-labels="both" svg:x="1.794cm" svg:y="5.34cm" svg:width="28.065cm" svg:height="30.76cm">
          <chartooo:coordinate-region svg:x="2.601cm" svg:y="5.539cm" svg:width="26.887cm" svg:height="29.914cm"/>
          <chart:axis chart:dimension="x" chart:name="primary-x" chart:style-name="ch6" chartooo:axis-type="auto">
            <chartooo:date-scale/>
            <chart:title svg:x="12.999cm" svg:y="36.893cm" chart:style-name="ch7">
              <text:p>Bytes Per Read/Write</text:p>
            </chart:title>
            <chart:categories table:cell-range-address="data.B79:data.B89"/>
          </chart:axis>
          <chart:axis chart:dimension="y" chart:name="primary-y" chart:style-name="ch6">
            <chart:title svg:x="0.205cm" svg:y="24.381cm" chart:style-name="ch8">
              <text:p>Time to Copy File (seconds)</text:p>
            </chart:title>
            <chart:grid chart:style-name="ch9" chart:class="major"/>
          </chart:axis>
          <chart:series chart:style-name="ch10" chart:values-cell-range-address="data.C2:data.C12" chart:label-cell-address="data.A2:data.A2" chart:class="chart:line">
            <chart:data-point chart:repeated="11"/>
          </chart:series>
          <chart:series chart:style-name="ch11" chart:values-cell-range-address="data.C13:data.C23" chart:label-cell-address="data.A13:data.A13" chart:class="chart:line">
            <chart:data-point chart:repeated="11"/>
          </chart:series>
          <chart:series chart:style-name="ch12" chart:values-cell-range-address="data.C24:data.C34" chart:label-cell-address="data.A24:data.A24" chart:class="chart:line">
            <chart:data-point chart:repeated="11"/>
          </chart:series>
          <chart:series chart:style-name="ch13" chart:values-cell-range-address="data.C35:data.C45" chart:label-cell-address="data.A35:data.A35" chart:class="chart:line">
            <chart:data-point chart:repeated="11"/>
          </chart:series>
          <chart:series chart:style-name="ch14" chart:values-cell-range-address="data.C46:data.C56" chart:label-cell-address="data.A46:data.A46" chart:class="chart:line">
            <chart:data-point chart:repeated="11"/>
          </chart:series>
          <chart:series chart:style-name="ch15" chart:values-cell-range-address="data.C57:data.C67" chart:label-cell-address="data.A57:data.A57" chart:class="chart:line">
            <chart:data-point chart:repeated="11"/>
          </chart:series>
          <chart:series chart:style-name="ch16" chart:values-cell-range-address="data.C68:data.C78" chart:label-cell-address="data.A68:data.A68" chart:class="chart:line">
            <chart:data-point chart:repeated="11"/>
          </chart:series>
          <chart:series chart:style-name="ch17" chart:values-cell-range-address="data.C79:data.C89" chart:label-cell-address="data.A79:data.A79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B</text:p>
                <draw:g>
                  <svg:desc>data.A2:data.A2</svg:desc>
                </draw:g>
              </table:table-cell>
              <table:table-cell office:value-type="string">
                <text:p>2 MB</text:p>
                <draw:g>
                  <svg:desc>data.A13:data.A13</svg:desc>
                </draw:g>
              </table:table-cell>
              <table:table-cell office:value-type="string">
                <text:p>4 MB</text:p>
                <draw:g>
                  <svg:desc>data.A24:data.A24</svg:desc>
                </draw:g>
              </table:table-cell>
              <table:table-cell office:value-type="string">
                <text:p>8 MB</text:p>
                <draw:g>
                  <svg:desc>data.A35:data.A35</svg:desc>
                </draw:g>
              </table:table-cell>
              <table:table-cell office:value-type="string">
                <text:p>16 MB</text:p>
                <draw:g>
                  <svg:desc>data.A46:data.A46</svg:desc>
                </draw:g>
              </table:table-cell>
              <table:table-cell office:value-type="string">
                <text:p>32 MB</text:p>
                <draw:g>
                  <svg:desc>data.A57:data.A57</svg:desc>
                </draw:g>
              </table:table-cell>
              <table:table-cell office:value-type="string">
                <text:p>64 MB</text:p>
                <draw:g>
                  <svg:desc>data.A68:data.A68</svg:desc>
                </draw:g>
              </table:table-cell>
              <table:table-cell office:value-type="string">
                <text:p>128 MB</text:p>
                <draw:g>
                  <svg:desc>data.A79:data.A7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B79:data.B89</svg:desc>
                </draw:g>
              </table:table-cell>
              <table:table-cell office:value-type="float" office:value="1.506">
                <text:p>1.506</text:p>
                <draw:g>
                  <svg:desc>data.C2:data.C12</svg:desc>
                </draw:g>
              </table:table-cell>
              <table:table-cell office:value-type="float" office:value="3.003">
                <text:p>3.003</text:p>
                <draw:g>
                  <svg:desc>data.C13:data.C23</svg:desc>
                </draw:g>
              </table:table-cell>
              <table:table-cell office:value-type="float" office:value="5.985">
                <text:p>5.985</text:p>
                <draw:g>
                  <svg:desc>data.C24:data.C34</svg:desc>
                </draw:g>
              </table:table-cell>
              <table:table-cell office:value-type="float" office:value="11.954">
                <text:p>11.954</text:p>
                <draw:g>
                  <svg:desc>data.C35:data.C45</svg:desc>
                </draw:g>
              </table:table-cell>
              <table:table-cell office:value-type="float" office:value="24.244">
                <text:p>24.244</text:p>
                <draw:g>
                  <svg:desc>data.C46:data.C56</svg:desc>
                </draw:g>
              </table:table-cell>
              <table:table-cell office:value-type="float" office:value="49.015">
                <text:p>49.015</text:p>
                <draw:g>
                  <svg:desc>data.C57:data.C67</svg:desc>
                </draw:g>
              </table:table-cell>
              <table:table-cell office:value-type="float" office:value="97.821">
                <text:p>97.821</text:p>
                <draw:g>
                  <svg:desc>data.C68:data.C78</svg:desc>
                </draw:g>
              </table:table-cell>
              <table:table-cell office:value-type="float" office:value="194.266">
                <text:p>194.266</text:p>
                <draw:g>
                  <svg:desc>data.C79:data.C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.585">
                <text:p>1.585</text:p>
              </table:table-cell>
              <table:table-cell office:value-type="float" office:value="2.988">
                <text:p>2.988</text:p>
              </table:table-cell>
              <table:table-cell office:value-type="float" office:value="6.175">
                <text:p>6.175</text:p>
              </table:table-cell>
              <table:table-cell office:value-type="float" office:value="12.402">
                <text:p>12.402</text:p>
              </table:table-cell>
              <table:table-cell office:value-type="float" office:value="24.285">
                <text:p>24.285</text:p>
              </table:table-cell>
              <table:table-cell office:value-type="float" office:value="48.675">
                <text:p>48.675</text:p>
              </table:table-cell>
              <table:table-cell office:value-type="float" office:value="97.187">
                <text:p>97.1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8">
                <text:p>0.378</text:p>
              </table:table-cell>
              <table:table-cell office:value-type="float" office:value="0.765">
                <text:p>0.765</text:p>
              </table:table-cell>
              <table:table-cell office:value-type="float" office:value="1.486">
                <text:p>1.486</text:p>
              </table:table-cell>
              <table:table-cell office:value-type="float" office:value="3.075">
                <text:p>3.075</text:p>
              </table:table-cell>
              <table:table-cell office:value-type="float" office:value="6.029">
                <text:p>6.029</text:p>
              </table:table-cell>
              <table:table-cell office:value-type="float" office:value="12.587">
                <text:p>12.587</text:p>
              </table:table-cell>
              <table:table-cell office:value-type="float" office:value="24.727">
                <text:p>24.727</text:p>
              </table:table-cell>
              <table:table-cell office:value-type="float" office:value="49.411">
                <text:p>49.4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7">
                <text:p>0.187</text:p>
              </table:table-cell>
              <table:table-cell office:value-type="float" office:value="0.378">
                <text:p>0.378</text:p>
              </table:table-cell>
              <table:table-cell office:value-type="float" office:value="0.761">
                <text:p>0.761</text:p>
              </table:table-cell>
              <table:table-cell office:value-type="float" office:value="1.523">
                <text:p>1.523</text:p>
              </table:table-cell>
              <table:table-cell office:value-type="float" office:value="2.989">
                <text:p>2.989</text:p>
              </table:table-cell>
              <table:table-cell office:value-type="float" office:value="6.223">
                <text:p>6.223</text:p>
              </table:table-cell>
              <table:table-cell office:value-type="float" office:value="12.399">
                <text:p>12.399</text:p>
              </table:table-cell>
              <table:table-cell office:value-type="float" office:value="24.479">
                <text:p>24.4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6">
                <text:p>0.096</text:p>
              </table:table-cell>
              <table:table-cell office:value-type="float" office:value="0.187">
                <text:p>0.187</text:p>
              </table:table-cell>
              <table:table-cell office:value-type="float" office:value="0.379">
                <text:p>0.379</text:p>
              </table:table-cell>
              <table:table-cell office:value-type="float" office:value="0.761">
                <text:p>0.761</text:p>
              </table:table-cell>
              <table:table-cell office:value-type="float" office:value="1.515">
                <text:p>1.515</text:p>
              </table:table-cell>
              <table:table-cell office:value-type="float" office:value="3.068">
                <text:p>3.068</text:p>
              </table:table-cell>
              <table:table-cell office:value-type="float" office:value="6.138">
                <text:p>6.138</text:p>
              </table:table-cell>
              <table:table-cell office:value-type="float" office:value="12.452">
                <text:p>12.4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51">
                <text:p>0.051</text:p>
              </table:table-cell>
              <table:table-cell office:value-type="float" office:value="0.096">
                <text:p>0.096</text:p>
              </table:table-cell>
              <table:table-cell office:value-type="float" office:value="0.191">
                <text:p>0.191</text:p>
              </table:table-cell>
              <table:table-cell office:value-type="float" office:value="0.384">
                <text:p>0.384</text:p>
              </table:table-cell>
              <table:table-cell office:value-type="float" office:value="0.749">
                <text:p>0.749</text:p>
              </table:table-cell>
              <table:table-cell office:value-type="float" office:value="1.63">
                <text:p>1.63</text:p>
              </table:table-cell>
              <table:table-cell office:value-type="float" office:value="3.125">
                <text:p>3.125</text:p>
              </table:table-cell>
              <table:table-cell office:value-type="float" office:value="6.262">
                <text:p>6.26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6">
                <text:p>0.026</text:p>
              </table:table-cell>
              <table:table-cell office:value-type="float" office:value="0.052">
                <text:p>0.052</text:p>
              </table:table-cell>
              <table:table-cell office:value-type="float" office:value="0.105">
                <text:p>0.105</text:p>
              </table:table-cell>
              <table:table-cell office:value-type="float" office:value="0.199">
                <text:p>0.199</text:p>
              </table:table-cell>
              <table:table-cell office:value-type="float" office:value="0.397">
                <text:p>0.397</text:p>
              </table:table-cell>
              <table:table-cell office:value-type="float" office:value="0.77">
                <text:p>0.77</text:p>
              </table:table-cell>
              <table:table-cell office:value-type="float" office:value="1.604">
                <text:p>1.604</text:p>
              </table:table-cell>
              <table:table-cell office:value-type="float" office:value="3.079">
                <text:p>3.0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3">
                <text:p>0.013</text:p>
              </table:table-cell>
              <table:table-cell office:value-type="float" office:value="0.026">
                <text:p>0.026</text:p>
              </table:table-cell>
              <table:table-cell office:value-type="float" office:value="0.051">
                <text:p>0.051</text:p>
              </table:table-cell>
              <table:table-cell office:value-type="float" office:value="0.099">
                <text:p>0.099</text:p>
              </table:table-cell>
              <table:table-cell office:value-type="float" office:value="0.204">
                <text:p>0.204</text:p>
              </table:table-cell>
              <table:table-cell office:value-type="float" office:value="0.412">
                <text:p>0.412</text:p>
              </table:table-cell>
              <table:table-cell office:value-type="float" office:value="0.792">
                <text:p>0.792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7">
                <text:p>0.007</text:p>
              </table:table-cell>
              <table:table-cell office:value-type="float" office:value="0.015">
                <text:p>0.015</text:p>
              </table:table-cell>
              <table:table-cell office:value-type="float" office:value="0.028">
                <text:p>0.028</text:p>
              </table:table-cell>
              <table:table-cell office:value-type="float" office:value="0.05">
                <text:p>0.05</text:p>
              </table:table-cell>
              <table:table-cell office:value-type="float" office:value="0.102">
                <text:p>0.102</text:p>
              </table:table-cell>
              <table:table-cell office:value-type="float" office:value="0.205">
                <text:p>0.205</text:p>
              </table:table-cell>
              <table:table-cell office:value-type="float" office:value="0.407">
                <text:p>0.407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6">
                <text:p>0.016</text:p>
              </table:table-cell>
              <table:table-cell office:value-type="float" office:value="0.028">
                <text:p>0.028</text:p>
              </table:table-cell>
              <table:table-cell office:value-type="float" office:value="0.054">
                <text:p>0.054</text:p>
              </table:table-cell>
              <table:table-cell office:value-type="float" office:value="0.108">
                <text:p>0.108</text:p>
              </table:table-cell>
              <table:table-cell office:value-type="float" office:value="0.213">
                <text:p>0.213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18">
                <text:p>0.018</text:p>
              </table:table-cell>
              <table:table-cell office:value-type="float" office:value="0.032">
                <text:p>0.032</text:p>
              </table:table-cell>
              <table:table-cell office:value-type="float" office:value="0.059">
                <text:p>0.059</text:p>
              </table:table-cell>
              <table:table-cell office:value-type="float" office:value="0.127">
                <text:p>0.127</text:p>
              </table:table-cell>
              <table:table-cell office:value-type="float" office:value="0.245">
                <text:p>0.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